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2">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list-style-name="L2">
      <style:paragraph-properties fo:margin-left="0.9846in" fo:margin-right="0in" fo:text-indent="-0.25in" style:auto-text-indent="false"/>
    </style:style>
    <style:style style:name="P8" style:family="paragraph">
      <style:paragraph-properties fo:text-align="center"/>
    </style:style>
    <style:style style:name="P9"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6</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6 has a central server architecture and is modular and extensible. <text:s/>It consists of the following components:</text:p>
      <text:list xml:id="list30296071" text:style-name="L1">
        <text:list-item>
          <text:p text:style-name="P4">Bedework core calendar engine </text:p>
        </text:list-item>
        <text:list-item>
          <text:p text:style-name="P3"><text:span text:style-name="T1">Public events web client</text:span>, called a “Calendar Suite”, for display of public events</text:p>
        </text:list-item>
        <text:list-item>
          <text:p text:style-name="P3"><text:span text:style-name="T1">Public events administration web client</text:span> for entering public events, moderating pending events from the submissions client, and configuring calendar suites</text:p>
        </text:list-item>
        <text:list-item>
          <text:p text:style-name="P3"><text:span text:style-name="T1">Public events submission web client</text:span> for authenticated members of your community to suggest public events – these become pending events in the admin client</text:p>
        </text:list-item>
        <text:list-item>
          <text:p text:style-name="P3"><text:span text:style-name="T1">Personal and group calendaring web client</text:span> with a subscription model to Bedework <text:s/>public calendars, user calendars, and external calendar feeds</text:p>
        </text:list-item>
        <text:list-item>
          <text:p text:style-name="P3"><text:span text:style-name="T1">CalDAV server</text:span> for integration with CalDAV capable desktop (and web) clients such as Apple's iCal or Mozilla Lightning</text:p>
        </text:list-item>
        <text:list-item>
          <text:p text:style-name="P4">CardDAV server <text:span text:style-name="T2">supporting contacts for scheduling in the personal client. <text:s/>This server will become more heavily used in future versions of Bedework for contacts, locations, and other resources.</text:span></text:p>
        </text:list-item>
        <text:list-item>
          <text:p text:style-name="P4">TimeZone server <text:span text:style-name="T2">for support of timezone information</text:span></text:p>
        </text:list-item>
        <text:list-item>
          <text:p text:style-name="P4">Dump/Restore command-line utilities<text:span text:style-name="T2"> for database backup, initialization, and </text:span><text:soft-page-break/><text:span text:style-name="T2">upgrades. <text:s text:c="2"/></text:span></text:p>
        </text:list-item>
      </text:list>
      <text:p text:style-name="P2">The Bedework system is divided into two main spaces: the public events space, and the personal and group calendaring space which are kept separate by design. Public events are stored below a public calendar root folder and personal calendars are below a user calendar root folder.</text:p>
      <text:p text:style-name="Text_20_body"><draw:frame text:anchor-type="paragraph" draw:z-index="0" draw:style-name="gr1" draw:text-style-name="P9" svg:width="2.5941in" svg:height="2.3287in" svg:x="0.5681in" svg:y="0.0311in"><draw:text-box><text:p text:style-name="P8"><text:span text:style-name="T3">PUBLIC </text:span></text:p><text:p text:style-name="P8"><text:span text:style-name="T3">EVENTS</text:span></text:p><text:p text:style-name="P8"><text:span text:style-name="T3"/></text:p><text:p text:style-name="P8"><text:span text:style-name="T4">calendars &amp; events are </text:span></text:p><text:p text:style-name="P8"><text:span text:style-name="T4">publicly viewable unless</text:span></text:p><text:p text:style-name="P8"><text:span text:style-name="T4">hidden or access is changed</text:span></text:p><text:p text:style-name="P8"><text:span text:style-name="T4"/></text:p><text:p text:style-name="P8"><text:span text:style-name="T4"/></text:p><text:p text:style-name="P8"><text:span text:style-name="T4">root is /public</text:span></text:p></draw:text-box></draw:frame><draw:frame text:anchor-type="paragraph" draw:z-index="1" draw:style-name="gr2" draw:text-style-name="P9" svg:width="2.5941in" svg:height="2.3287in" svg:x="3.7035in" svg:y="0.0311in"><draw:text-box><text:p text:style-name="P8"><text:span text:style-name="T3">PERSONAL &amp; GROUP</text:span></text:p><text:p text:style-name="P8"><text:span text:style-name="T3">EVENTS</text:span></text:p><text:p text:style-name="P8"><text:span text:style-name="T3"/></text:p><text:p text:style-name="P8"><text:span text:style-name="T4">calendars &amp; events are </text:span></text:p><text:p text:style-name="P8"><text:span text:style-name="T4">private unless shared</text:span></text:p><text:p text:style-name="P8"><text:span text:style-name="T4"/></text:p><text:p text:style-name="P8"><text:span text:style-name="T4"/></text:p><text:p text:style-name="P8"><text:span text:style-name="T4"/></text:p><text:p text:style-name="P8"><text:span text:style-name="T4">root is /user</text:span></text:p></draw:text-box></draw:frame></text:p>
      <text:p text:style-name="Text_20_body">Personal calendar users (and other clients) can subscribe to public events, but users may only 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0302629" text:style-name="L2">
        <text:list-item>
          <text:p text:style-name="P6"><text:span text:style-name="T1">Java : </text:span>Written completely in Java, Bedework is system independent. Currently it will compile and run in Java 1.5 or later.</text:p>
        </text:list-item>
        <text:list-item>
          <text:p text:style-name="P6"><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6"><text:span text:style-name="T1">CalDAV server : </text:span>a full CalDAV server is a core feature of Bedework. It can be used with any CalDAV capable client and has been shown to work with Mozilla Lightning, <text:soft-page-break/>Apple's iCal, Evolution, and others.</text:p>
        </text:list-item>
        <text:list-item>
          <text:p text:style-name="P6"><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7"><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 administrative groups to which they belong.</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6"><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6"><text:span text:style-name="T1">Sharing : </text:span>Full CalDAV access control is available allowing the sharing of calendars and calendar entities based on authentication status and identity.</text:p>
        </text:list-item>
        <text:list-item>
          <text:p text:style-name="P6"><text:soft-page-break/><text:span text:style-name="T1">Scheduling : <text:s/></text:span><text:span text:style-name="T2">Bedework supports</text:span> scheduling of meetings including invitations and 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6"><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6"><text:span text:style-name="T1">Calendar subscriptions : </text:span>Users may subscribe to calendars to which they have access, including public and personal calendars. <text:s/>iCalendar data feeds are available from the public web client.</text:p>
        </text:list-item>
        <text:list-item>
          <text:p text:style-name="P6"><text:span text:style-name="T1">Multiple calendars : </text:span>The core system supports multiple calendars for users and for public events.</text:p>
        </text:list-item>
        <text:list-item>
          <text:p text:style-name="P5"><text:span text:style-name="T1">Tagging &amp; Filtering : <text:s/></text:span><text:span text:style-name="T2">Events and folders can be tagged by any number of categories and event views and feeds can be filtered by these.</text:span></text:p>
        </text:list-item>
        <text:list-item>
          <text:p text:style-name="P6"><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6"><text:span text:style-name="T1">RSS, Javascript, iCalendar Feeds : </text:span>Feeds can be filtered by category or creator.</text:p>
        </text:list-item>
        <text:list-item>
          <text:p text:style-name="P6"><text:span text:style-name="T1">Portal support : </text:span>Bedework has been shown to work as a JSR168 portlet in Jetspeed, uPortal and Liferay using the portal-struts bridge.</text:p>
        </text:list-item>
        <text:list-item>
          <text:p text:style-name="P6"><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6"><text:span text:style-name="T1">Recurring events : </text:span>Extensive recurring event support is available via CalDAV and the web clients.</text:p>
        </text:list-item>
        <text:list-item>
          <text:p text:style-name="P6"><text:span text:style-name="T1">Event references : </text:span>Users may add public event references to their personal calendars. Event references can be annotated by the user.</text:p>
        </text:list-item>
        <text:list-item>
          <text:p text:style-name="P6"><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6"><text:soft-page-break/><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6"><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Jasig (<text:a xlink:type="simple" xlink:href="http://www.jasig.org/">http://www.jasig.org/</text:a>).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p text:style-name="Text_20_body"/>
      <text:h text:style-name="Heading_20_2" text:outline-level="2">Calendaring Standards &amp; Interoperability</text:h>
      <text:p text:style-name="Text_20_body">Interoperability with other calendar systems and clients is a core design principal of Bedework. <text:s/>Bedework's lead developers participate extensively (as members of Rensselaer Polytechnic Institute) in CalConnect, The Calendaring and Scheduling Consortium. <text:s/>For more information about calendaring and calendaring standards, please see http://www.calconnect.or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5T10:19:17.65">Feb 25, 2010</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10-02-25T10:19:17.57</dc:date>
    <dc:creator>Arlen Johnson</dc:creator>
    <meta:editing-duration>PT14H18M18S</meta:editing-duration>
    <meta:editing-cycles>34</meta:editing-cycles>
    <meta:generator>OpenOffice.org/3.0$Win32 OpenOffice.org_project/300m9$Build-9358</meta:generator>
    <meta:printed-by>Arlen Johnson</meta:printed-by>
    <meta:print-date>2009-06-24T10:21:05.83</meta:print-date>
    <meta:document-statistic meta:table-count="0" meta:image-count="0" meta:object-count="0" meta:page-count="5" meta:paragraph-count="49" meta:word-count="1480" meta:character-count="9699"/>
    <meta:user-defined meta:name="Info 1"/>
    <meta:user-defined meta:name="Info 2"/>
    <meta:user-defined meta:name="Info 3"/>
    <meta:user-defined meta:name="Info 4"/>
    <meta:template xlink:type="simple" xlink:actuate="onRequest" xlink:title="" xlink:href="../BedeworkBook2.odm" meta:date="2009-06-19T16:24:33"/>
  </office:meta>
</office:document-meta>
</file>